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18107191548511667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85132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71736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76567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08923677121153760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829947957923899879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3209546873563905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4413339193442711175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73379917745240356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331067446431347216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1456666379082877712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0T14:56:45.61</dc:date>
    <dc:creator>James  Lombardi</dc:creator>
    <meta:editing-duration>P7DT22H6M36S</meta:editing-duration>
    <meta:editing-cycles>709</meta:editing-cycles>
    <meta:generator>OpenOffice/4.1.2$Win32 OpenOffice.org_project/412m3$Build-9782</meta:generator>
    <meta:document-statistic meta:table-count="0" meta:image-count="0" meta:object-count="0" meta:page-count="23" meta:paragraph-count="610" meta:word-count="7908" meta:character-count="39395"/>
  </office:meta>
</office:document-meta>
</file>